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A0000000A6114E15126D6B2D7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erylium" svg:font-family="Berylium" style:font-adornments="Félkövér" style:font-pitch="variable"/>
    <style:font-face style:name="Berylium1" svg:font-family="Berylium" style:font-adornments="Félkövér dőlt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Google Sans" svg:font-family="'Google Sans', arial, sans-serif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Táblázat23" style:family="table">
      <style:table-properties style:width="4.6778in" fo:margin-left="0in" fo:margin-right="2.0153in" table:align="margins" style:may-break-between-rows="true"/>
    </style:style>
    <style:style style:name="Táblázat23.A" style:family="table-column">
      <style:table-column-properties style:column-width="1.2083in" style:rel-column-width="16931*"/>
    </style:style>
    <style:style style:name="Táblázat23.B" style:family="table-column">
      <style:table-column-properties style:column-width="0.6771in" style:rel-column-width="9487*"/>
    </style:style>
    <style:style style:name="Táblázat23.E" style:family="table-column">
      <style:table-column-properties style:column-width="1.4375in" style:rel-column-width="20143*"/>
    </style:style>
    <style:style style:name="Táblázat2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5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125in" table:align="left" style:may-break-between-rows="false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3736in"/>
    </style:style>
    <style:style style:name="Table4.C" style:family="table-column">
      <style:table-column-properties style:column-width="1.5639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4.C3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6" style:family="table">
      <style:table-properties style:width="2.2604in" table:align="left" style:may-break-between-rows="false"/>
    </style:style>
    <style:style style:name="Táblázat36.A" style:family="table-column">
      <style:table-column-properties style:column-width="1.2917in"/>
    </style:style>
    <style:style style:name="Táblázat36.B" style:family="table-column">
      <style:table-column-properties style:column-width="0.9688in"/>
    </style:style>
    <style:style style:name="Táblázat3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6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6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0.3118in" style:rel-column-width="3053*"/>
    </style:style>
    <style:style style:name="Table2.B" style:family="table-column">
      <style:table-column-properties style:column-width="1.7444in" style:rel-column-width="17079*"/>
    </style:style>
    <style:style style:name="Table2.C" style:family="table-column">
      <style:table-column-properties style:column-width="0.9271in" style:rel-column-width="9080*"/>
    </style:style>
    <style:style style:name="Table2.G" style:family="table-column">
      <style:table-column-properties style:column-width="0.9278in" style:rel-column-width="9083*"/>
    </style:style>
    <style:style style:name="Table2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1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2.G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B2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G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may-break-between-rows="false"/>
    </style:style>
    <style:style style:name="Table3.A" style:family="table-column">
      <style:table-column-properties style:column-width="0.3118in" style:rel-column-width="3054*"/>
    </style:style>
    <style:style style:name="Table3.B" style:family="table-column">
      <style:table-column-properties style:column-width="1.7535in" style:rel-column-width="17171*"/>
    </style:style>
    <style:style style:name="Table3.C" style:family="table-column">
      <style:table-column-properties style:column-width="0.9257in" style:rel-column-width="9061*"/>
    </style:style>
    <style:style style:name="Table3.G" style:family="table-column">
      <style:table-column-properties style:column-width="0.9257in" style:rel-column-width="9066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padding="0.0382in" fo:border="0.05pt solid #000000"/>
    </style:style>
    <style:style style:name="Táblázat46" style:family="table">
      <style:table-properties style:width="3.316in" table:align="left" style:may-break-between-rows="false"/>
    </style:style>
    <style:style style:name="Táblázat46.A" style:family="table-column">
      <style:table-column-properties style:column-width="1.059in"/>
    </style:style>
    <style:style style:name="Táblázat46.B" style:family="table-column">
      <style:table-column-properties style:column-width="1.0681in"/>
    </style:style>
    <style:style style:name="Táblázat46.C" style:family="table-column">
      <style:table-column-properties style:column-width="1.1889in"/>
    </style:style>
    <style:style style:name="Táblázat4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46.C1" style:family="table-cell">
      <style:table-cell-properties style:vertical-align="middle" fo:padding="0.0382in" fo:border="0.05pt solid #000000"/>
    </style:style>
    <style:style style:name="Táblázat4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4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6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46.C3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5.6889in" style:rel-width="85%" table:align="center" style:may-break-between-rows="false"/>
    </style:style>
    <style:style style:name="Table5.A" style:family="table-column">
      <style:table-column-properties style:column-width="5.6889in" style:rel-column-width="809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2.134in" table:align="left" style:may-break-between-rows="false"/>
    </style:style>
    <style:style style:name="Table6.A" style:family="table-column">
      <style:table-column-properties style:column-width="0.9604in"/>
    </style:style>
    <style:style style:name="Table6.B" style:family="table-column">
      <style:table-column-properties style:column-width="1.1736in"/>
    </style:style>
    <style:style style:name="Table6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cccccc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8278in" fo:margin-left="0in" fo:margin-right="1.8653in" table:align="margins" style:may-break-between-rows="true"/>
    </style:style>
    <style:style style:name="Table1.A" style:family="table-column">
      <style:table-column-properties style:column-width="1.2361in" style:rel-column-width="16778*"/>
    </style:style>
    <style:style style:name="Table1.B" style:family="table-column">
      <style:table-column-properties style:column-width="0.5465in" style:rel-column-width="7416*"/>
    </style:style>
    <style:style style:name="Table1.C" style:family="table-column">
      <style:table-column-properties style:column-width="3.0451in" style:rel-column-width="41341*"/>
    </style:style>
    <style:style style:name="Table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2722"/>
    </style:style>
    <style:style style:name="P2" style:family="paragraph" style:parent-style-name="Text_20_body">
      <style:text-properties officeooo:paragraph-rsid="000f2722"/>
    </style:style>
    <style:style style:name="P3" style:family="paragraph" style:parent-style-name="Text_20_body">
      <style:paragraph-properties fo:break-before="page"/>
      <style:text-properties officeooo:paragraph-rsid="000f2722"/>
    </style:style>
    <style:style style:name="P4" style:family="paragraph" style:parent-style-name="Standard">
      <style:paragraph-properties fo:margin-top="0.028in" fo:margin-bottom="0.028in" style:contextual-spacing="false" fo:text-align="start" style:justify-single-word="false" style:text-autospace="none"/>
      <style:text-properties style:font-name="Arial" fo:font-size="10pt" fo:font-style="normal" officeooo:paragraph-rsid="000f2722" style:font-size-asian="10pt" style:font-style-asian="normal" style:font-size-complex="10pt" style:font-style-complex="normal"/>
    </style:style>
    <style:style style:name="P5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0pt" fo:font-style="normal" officeooo:paragraph-rsid="000f2722" style:font-size-asian="10pt" style:font-style-asian="normal" style:font-size-complex="10pt" style:font-style-complex="normal"/>
    </style:style>
    <style:style style:name="P6" style:family="paragraph" style:parent-style-name="Table_20_Contents">
      <style:paragraph-properties fo:margin-top="0.028in" fo:margin-bottom="0.028in" style:contextual-spacing="false"/>
      <style:text-properties style:font-name="Arial" fo:font-size="10pt" fo:font-style="normal" officeooo:paragraph-rsid="000f2722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0pt" fo:font-style="normal" officeooo:paragraph-rsid="000f2722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tyle="normal" officeooo:paragraph-rsid="000f2722" style:font-style-asian="normal" style:font-style-complex="normal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tyle="normal" officeooo:paragraph-rsid="001ea897" style:font-style-asian="normal" style:font-style-complex="normal"/>
    </style:style>
    <style:style style:name="P10" style:family="paragraph" style:parent-style-name="Table_20_Contents">
      <style:paragraph-properties fo:margin-top="0in" fo:margin-bottom="0in" style:contextual-spacing="false"/>
      <style:text-properties style:font-name="Arial" fo:font-style="normal" officeooo:paragraph-rsid="000f2722" style:font-style-asian="normal" style:font-style-complex="normal"/>
    </style:style>
    <style:style style:name="P11" style:family="paragraph" style:parent-style-name="Table_20_Contents">
      <style:paragraph-properties fo:margin-top="0.028in" fo:margin-bottom="0.028in" style:contextual-spacing="false"/>
      <style:text-properties style:font-name="Arial" fo:font-style="normal" officeooo:paragraph-rsid="001cb93c" style:font-style-asian="normal" style:font-style-complex="normal"/>
    </style:style>
    <style:style style:name="P12" style:family="paragraph" style:parent-style-name="Table_20_Contents">
      <style:paragraph-properties fo:margin-top="0in" fo:margin-bottom="0in" style:contextual-spacing="false"/>
      <style:text-properties style:font-name="Arial" fo:font-style="normal" officeooo:paragraph-rsid="001ea897" style:font-style-asian="normal" style:font-style-complex="normal"/>
    </style:style>
    <style:style style:name="P1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11pt" fo:font-style="normal" officeooo:paragraph-rsid="000f2722" style:font-size-asian="11pt" style:font-style-asian="normal" style:font-size-complex="11pt" style:font-style-complex="normal"/>
    </style:style>
    <style:style style:name="P14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1pt" fo:font-style="normal" officeooo:paragraph-rsid="001cb93c" style:font-size-asian="11pt" style:font-style-asian="normal" style:font-size-complex="11pt" style:font-style-complex="normal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11pt" fo:font-style="normal" officeooo:paragraph-rsid="001ea897" style:font-size-asian="11pt" style:font-style-asian="normal" style:font-size-complex="11pt" style:font-style-complex="normal"/>
    </style:style>
    <style:style style:name="P16" style:family="paragraph" style:parent-style-name="Table_20_Contents">
      <style:paragraph-properties fo:margin-top="0.028in" fo:margin-bottom="0.028in" style:contextual-spacing="false" fo:text-align="start" style:justify-single-word="false"/>
      <style:text-properties style:font-name="Arial" fo:font-size="11pt" fo:font-style="normal" officeooo:paragraph-rsid="001cb93c" style:font-size-asian="11pt" style:font-style-asian="normal" style:font-size-complex="11pt" style:font-style-complex="normal"/>
    </style:style>
    <style:style style:name="P17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fo:font-weight="bold" officeooo:paragraph-rsid="000f2722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fo:font-weight="bold" officeooo:paragraph-rsid="001cb93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.028in" fo:margin-bottom="0.028in" style:contextual-spacing="false" fo:text-align="start" style:justify-single-word="false" style:text-autospace="none"/>
      <style:text-properties fo:font-size="10pt" officeooo:paragraph-rsid="001cb93c" style:font-size-asian="10pt" style:font-size-complex="10pt"/>
    </style:style>
    <style:style style:name="P20" style:family="paragraph" style:parent-style-name="Table_20_Contents">
      <style:paragraph-properties fo:margin-top="0.028in" fo:margin-bottom="0.028in" style:contextual-spacing="false" fo:text-align="start" style:justify-single-word="false" style:text-autospace="none"/>
      <style:text-properties fo:font-size="10pt" officeooo:paragraph-rsid="001cb93c" style:font-size-asian="10pt" style:font-size-complex="10pt"/>
    </style:style>
    <style:style style:name="P21" style:family="paragraph" style:parent-style-name="Table_20_Contents">
      <style:paragraph-properties fo:margin-top="0.028in" fo:margin-bottom="0.028in" style:contextual-spacing="false" fo:text-align="start" style:justify-single-word="false"/>
      <style:text-properties fo:font-size="10pt" officeooo:paragraph-rsid="001cb93c" style:font-size-asian="10pt" style:font-size-complex="10pt"/>
    </style:style>
    <style:style style:name="P22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officeooo:paragraph-rsid="001cb93c" style:font-size-asian="10pt" style:font-size-complex="10pt"/>
    </style:style>
    <style:style style:name="P23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9pt" fo:font-weight="bold" officeooo:paragraph-rsid="000f2722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9pt" fo:font-weight="bold" officeooo:paragraph-rsid="001cb93c" style:font-size-asian="9pt" style:font-weight-asian="bold" style:font-size-complex="9pt" style:font-weight-complex="bold"/>
    </style:style>
    <style:style style:name="P25" style:family="paragraph" style:parent-style-name="Text_20_body">
      <style:text-properties fo:font-size="9pt" officeooo:paragraph-rsid="000f2722" style:font-size-asian="9pt" style:font-size-complex="9pt"/>
    </style:style>
    <style:style style:name="P26" style:family="paragraph" style:parent-style-name="Text_20_body">
      <style:paragraph-properties fo:margin-top="0in" fo:margin-bottom="0in" style:contextual-spacing="false" fo:text-align="center" style:justify-single-word="false"/>
      <style:text-properties fo:font-size="9pt" fo:font-weight="normal" officeooo:paragraph-rsid="001ea897" style:font-size-asian="9pt" style:font-weight-asian="normal" style:font-size-complex="9pt" style:font-weight-complex="normal"/>
    </style:style>
    <style:style style:name="P27" style:family="paragraph" style:parent-style-name="Text_20_body">
      <style:text-properties fo:font-size="9pt" fo:font-weight="normal" officeooo:paragraph-rsid="001ea897" style:font-size-asian="9pt" style:font-weight-asian="normal" style:font-size-complex="9pt" style:font-weight-complex="normal"/>
    </style:style>
    <style:style style:name="P28" style:family="paragraph" style:parent-style-name="Text_20_body">
      <style:text-properties fo:font-style="normal" fo:font-weight="bold" officeooo:rsid="0027b915" officeooo:paragraph-rsid="000f2722" fo:background-color="#33cc66" style:font-style-asian="normal" style:font-weight-asian="bold" style:font-style-complex="normal" style:font-weight-complex="bold"/>
    </style:style>
    <style:style style:name="P29" style:family="paragraph" style:parent-style-name="Text_20_body">
      <style:paragraph-properties fo:text-align="justify" style:justify-single-word="false"/>
      <style:text-properties officeooo:paragraph-rsid="000f2722"/>
    </style:style>
    <style:style style:name="P30" style:family="paragraph" style:parent-style-name="Standard">
      <style:paragraph-properties fo:text-align="justify" style:justify-single-word="false"/>
      <style:text-properties officeooo:paragraph-rsid="001cb93c"/>
    </style:style>
    <style:style style:name="P31" style:family="paragraph" style:parent-style-name="Text_20_body">
      <style:paragraph-properties fo:text-align="justify" style:justify-single-word="false"/>
      <style:text-properties officeooo:paragraph-rsid="001cb93c"/>
    </style:style>
    <style:style style:name="P32" style:family="paragraph" style:parent-style-name="Text_20_body">
      <style:paragraph-properties fo:text-align="justify" style:justify-single-word="false" fo:break-before="page"/>
      <style:text-properties officeooo:paragraph-rsid="001cb93c"/>
    </style:style>
    <style:style style:name="P33" style:family="paragraph" style:parent-style-name="Text_20_body">
      <style:text-properties fo:font-size="6pt" officeooo:paragraph-rsid="000f2722" style:font-size-asian="5.25pt" style:font-size-complex="6pt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officeooo:paragraph-rsid="000f2722" style:font-size-asian="11pt" style:font-size-complex="11pt"/>
    </style:style>
    <style:style style:name="P35" style:family="paragraph" style:parent-style-name="Table_20_Contents">
      <loext:graphic-properties draw:fill="solid" draw:fill-color="#ff0000" draw:opacity="100%"/>
      <style:paragraph-properties fo:margin-top="0in" fo:margin-bottom="0in" style:contextual-spacing="false" fo:text-align="center" style:justify-single-word="false" fo:background-color="#ff0000"/>
      <style:text-properties fo:font-size="11pt" officeooo:paragraph-rsid="000f2722" style:font-size-asian="11pt" style:font-size-complex="11pt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officeooo:paragraph-rsid="001ea897" style:font-size-asian="11pt" style:font-size-complex="11pt"/>
    </style:style>
    <style:style style:name="P37" style:family="paragraph" style:parent-style-name="Text_20_body">
      <style:paragraph-properties fo:margin-top="0in" fo:margin-bottom="0.0472in" style:contextual-spacing="false"/>
      <style:text-properties fo:font-size="11pt" officeooo:paragraph-rsid="001ea897" style:font-size-asian="11pt" style:font-size-complex="11pt"/>
    </style:style>
    <style:style style:name="P38" style:family="paragraph" style:parent-style-name="Text_20_body">
      <style:text-properties fo:font-size="11pt" officeooo:paragraph-rsid="001ea897" style:font-size-asian="11pt" style:font-size-complex="11pt"/>
    </style:style>
    <style:style style:name="P39" style:family="paragraph" style:parent-style-name="Text_20_body">
      <style:paragraph-properties fo:margin-top="0in" fo:margin-bottom="0.0665in" style:contextual-spacing="false"/>
      <style:text-properties fo:font-size="11pt" officeooo:paragraph-rsid="001ea897" style:font-size-asian="11pt" style:font-size-complex="11pt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fo:font-weight="bold" officeooo:paragraph-rsid="000f2722" style:font-size-asian="11pt" style:font-weight-asian="bold" style:font-size-complex="11pt" style:font-weight-complex="bold"/>
    </style:style>
    <style:style style:name="P41" style:family="paragraph" style:parent-style-name="Text_20_body">
      <style:paragraph-properties fo:margin-top="0in" fo:margin-bottom="0.0665in" style:contextual-spacing="false"/>
      <style:text-properties fo:font-size="11pt" style:text-underline-style="solid" style:text-underline-width="auto" style:text-underline-color="font-color" fo:font-weight="bold" officeooo:paragraph-rsid="001ea897" style:font-size-asian="11pt" style:font-weight-asian="bold" style:font-size-complex="11pt" style:font-weight-complex="bold"/>
    </style:style>
    <style:style style:name="P42" style:family="paragraph" style:parent-style-name="Text_20_body">
      <style:paragraph-properties fo:margin-top="0in" fo:margin-bottom="0.0472in" style:contextual-spacing="false"/>
      <style:text-properties fo:font-size="11pt" fo:font-style="normal" officeooo:paragraph-rsid="001ea897" style:font-size-asian="11pt" style:font-style-asian="normal" style:font-size-complex="11pt" style:font-style-complex="normal"/>
    </style:style>
    <style:style style:name="P43" style:family="paragraph" style:parent-style-name="Text_20_body">
      <style:paragraph-properties fo:margin-top="0in" fo:margin-bottom="0.0472in" style:contextual-spacing="false"/>
      <style:text-properties fo:font-size="11pt" fo:font-style="normal" style:text-underline-style="solid" style:text-underline-width="auto" style:text-underline-color="font-color" fo:font-weight="bold" officeooo:paragraph-rsid="001ea897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Text_20_body">
      <style:paragraph-properties fo:margin-top="0in" fo:margin-bottom="0.0472in" style:contextual-spacing="false"/>
      <style:text-properties fo:font-size="11pt" fo:font-style="normal" style:text-underline-style="none" fo:font-weight="normal" officeooo:paragraph-rsid="001ea897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Text_20_body">
      <style:paragraph-properties fo:margin-top="0in" fo:margin-bottom="0.0665in" style:contextual-spacing="false"/>
      <style:text-properties fo:font-size="11pt" style:text-underline-style="none" fo:font-weight="normal" officeooo:paragraph-rsid="001ea897" style:font-size-asian="11pt" style:font-weight-asian="normal" style:font-size-complex="11pt" style:font-weight-complex="normal"/>
    </style:style>
    <style:style style:name="P46" style:family="paragraph" style:parent-style-name="Text_20_body">
      <style:text-properties officeooo:paragraph-rsid="000f2722" fo:background-color="#ff0000"/>
    </style:style>
    <style:style style:name="P47" style:family="paragraph" style:parent-style-name="Text_20_body">
      <style:text-properties officeooo:rsid="002d1b17" officeooo:paragraph-rsid="002d1b17" fo:background-color="#ff0000"/>
    </style:style>
    <style:style style:name="P48" style:family="paragraph" style:parent-style-name="Text_20_body">
      <style:text-properties officeooo:paragraph-rsid="001cb93c"/>
    </style:style>
    <style:style style:name="P49" style:family="paragraph" style:parent-style-name="Standard">
      <style:text-properties officeooo:paragraph-rsid="001ea897"/>
    </style:style>
    <style:style style:name="P50" style:family="paragraph" style:parent-style-name="Text_20_body">
      <style:text-properties officeooo:paragraph-rsid="001ea897"/>
    </style:style>
    <style:style style:name="P51" style:family="paragraph" style:parent-style-name="Text_20_body">
      <loext:graphic-properties draw:fill="solid" draw:fill-color="#ff0000" draw:opacity="100%"/>
      <style:paragraph-properties fo:background-color="#ff0000"/>
      <style:text-properties officeooo:paragraph-rsid="001ea897"/>
    </style:style>
    <style:style style:name="P52" style:family="paragraph" style:parent-style-name="Text_20_body">
      <style:paragraph-properties fo:margin-top="0in" fo:margin-bottom="0.0665in" style:contextual-spacing="false"/>
      <style:text-properties officeooo:paragraph-rsid="001ea897"/>
    </style:style>
    <style:style style:name="P53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Times New Roman" fo:font-size="11pt" fo:font-style="normal" fo:font-weight="bold" officeooo:paragraph-rsid="001cb93c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Table_20_Contents">
      <style:paragraph-properties fo:margin-top="0.028in" fo:margin-bottom="0.028in" style:contextual-spacing="false"/>
      <style:text-properties style:font-name="Times New Roman" fo:font-size="11pt" fo:font-style="normal" officeooo:paragraph-rsid="001cb93c" style:font-size-asian="11pt" style:font-style-asian="normal" style:font-size-complex="11pt" style:font-style-complex="normal"/>
    </style:style>
    <style:style style:name="P55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Times New Roman" fo:font-size="11pt" fo:font-style="normal" officeooo:paragraph-rsid="001cb93c" style:font-size-asian="11pt" style:font-style-asian="normal" style:font-size-complex="11pt" style:font-style-complex="normal"/>
    </style:style>
    <style:style style:name="P56" style:family="paragraph" style:parent-style-name="Table_20_Contents">
      <style:paragraph-properties fo:margin-top="0.028in" fo:margin-bottom="0.028in" style:contextual-spacing="false" fo:text-align="start" style:justify-single-word="false"/>
      <style:text-properties style:font-name="Times New Roman" fo:font-size="11pt" fo:font-style="normal" fo:font-weight="normal" officeooo:rsid="0010b294" officeooo:paragraph-rsid="002b5445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normal" officeooo:paragraph-rsid="001ea897" style:font-weight-asian="normal" style:font-weight-complex="normal"/>
    </style:style>
    <style:style style:name="P58" style:family="paragraph" style:parent-style-name="Text_20_body">
      <style:text-properties fo:font-weight="normal" officeooo:paragraph-rsid="001ea897" style:font-weight-asian="normal" style:font-weight-complex="normal"/>
    </style:style>
    <style:style style:name="P59" style:family="paragraph" style:parent-style-name="Text_20_body">
      <style:text-properties fo:font-weight="bold" officeooo:paragraph-rsid="001ea897" fo:background-color="transparent" style:font-weight-asian="bold" style:font-weight-complex="bold"/>
    </style:style>
    <style:style style:name="P60" style:family="paragraph" style:parent-style-name="Text_20_body">
      <style:text-properties fo:font-weight="bold" officeooo:paragraph-rsid="001ea897" style:font-weight-asian="bold" style:font-weight-complex="bold"/>
    </style:style>
    <style:style style:name="P61" style:family="paragraph" style:parent-style-name="Text_20_body">
      <style:text-properties officeooo:paragraph-rsid="001c7c1d"/>
    </style:style>
    <style:style style:name="P62" style:family="paragraph" style:parent-style-name="Text_20_body">
      <style:text-properties officeooo:rsid="002478f1" officeooo:paragraph-rsid="002478f1"/>
    </style:style>
    <style:style style:name="P63" style:family="paragraph" style:parent-style-name="Text_20_body">
      <style:text-properties officeooo:rsid="002478f1" officeooo:paragraph-rsid="0027e45f"/>
    </style:style>
    <style:style style:name="P64" style:family="paragraph" style:parent-style-name="Text_20_body">
      <style:text-properties officeooo:paragraph-rsid="00309667"/>
    </style:style>
    <style:style style:name="P65" style:family="paragraph" style:parent-style-name="Heading_20_2">
      <style:text-properties officeooo:paragraph-rsid="000f2722"/>
    </style:style>
    <style:style style:name="P66" style:family="paragraph" style:parent-style-name="Heading_20_3">
      <style:text-properties officeooo:paragraph-rsid="000f2722"/>
    </style:style>
    <style:style style:name="P67" style:family="paragraph" style:parent-style-name="Heading_20_3">
      <style:paragraph-properties fo:break-before="page"/>
      <style:text-properties officeooo:paragraph-rsid="000f2722"/>
    </style:style>
    <style:style style:name="P68" style:family="paragraph" style:parent-style-name="Heading_20_3">
      <style:paragraph-properties fo:break-before="page"/>
      <style:text-properties officeooo:paragraph-rsid="001cb93c"/>
    </style:style>
    <style:style style:name="P69" style:family="paragraph" style:parent-style-name="Heading_20_3">
      <style:text-properties officeooo:paragraph-rsid="001cb93c"/>
    </style:style>
    <style:style style:name="P70" style:family="paragraph" style:parent-style-name="Heading_20_3">
      <style:paragraph-properties fo:break-before="page"/>
      <style:text-properties officeooo:paragraph-rsid="001ea897"/>
    </style:style>
    <style:style style:name="P71" style:family="paragraph" style:parent-style-name="Heading_20_3">
      <style:text-properties officeooo:paragraph-rsid="001ea897"/>
    </style:style>
    <style:style style:name="P72" style:family="paragraph" style:parent-style-name="Heading_20_4">
      <style:text-properties officeooo:paragraph-rsid="000f2722"/>
    </style:style>
    <style:style style:name="P73" style:family="paragraph" style:parent-style-name="Heading_20_4">
      <style:paragraph-properties fo:break-before="page"/>
    </style:style>
    <style:style style:name="P74" style:family="paragraph" style:parent-style-name="Heading_20_4">
      <style:text-properties officeooo:paragraph-rsid="001ea897"/>
    </style:style>
    <style:style style:name="P75" style:family="paragraph" style:parent-style-name="Text_20_body" style:list-style-name="L1">
      <style:paragraph-properties>
        <style:tab-stops>
          <style:tab-stop style:position="2.7839in"/>
        </style:tab-stops>
      </style:paragraph-properties>
      <style:text-properties officeooo:paragraph-rsid="000f2722"/>
    </style:style>
    <style:style style:name="P76" style:family="paragraph" style:parent-style-name="Text_20_body" style:list-style-name="L2">
      <style:paragraph-properties fo:text-align="justify" style:justify-single-word="false"/>
      <style:text-properties officeooo:paragraph-rsid="000f2722"/>
    </style:style>
    <style:style style:name="P77" style:family="paragraph" style:parent-style-name="Text_20_body">
      <style:text-properties fo:font-weight="bold" officeooo:paragraph-rsid="000f2722" style:font-weight-asian="bold" style:font-weight-complex="bold"/>
    </style:style>
    <style:style style:name="P78" style:family="paragraph" style:parent-style-name="Text_20_body" style:list-style-name="L3">
      <style:text-properties officeooo:paragraph-rsid="000f2722"/>
    </style:style>
    <style:style style:name="P79" style:family="paragraph" style:parent-style-name="Text_20_body">
      <style:text-properties officeooo:paragraph-rsid="001ea897" fo:background-color="#ff0000"/>
    </style:style>
    <style:style style:name="P80" style:family="paragraph" style:parent-style-name="Text_20_body" style:list-style-name="L4">
      <style:text-properties officeooo:paragraph-rsid="000f2722"/>
    </style:style>
    <style:style style:name="P81" style:family="paragraph" style:parent-style-name="Text_20_body" style:list-style-name="L5">
      <style:text-properties officeooo:paragraph-rsid="001ea897"/>
    </style:style>
    <style:style style:name="T1" style:family="text">
      <style:text-properties officeooo:rsid="0028a867"/>
    </style:style>
    <style:style style:name="T2" style:family="text">
      <style:text-properties style:font-name="DejaVu Sans" style:font-name-asian="DejaVu Sans" style:font-name-complex="DejaVu Sans"/>
    </style:style>
    <style:style style:name="T3" style:family="text">
      <style:text-properties style:font-name="DejaVu Sans" style:text-underline-style="none" fo:font-weight="normal" style:font-name-asian="DejaVu Sans" style:font-weight-asian="normal" style:font-name-complex="DejaVu Sans" style:font-weight-complex="normal"/>
    </style:style>
    <style:style style:name="T4" style:family="text">
      <style:text-properties style:font-name="DejaVu Sans" fo:font-style="normal" style:font-name-asian="DejaVu Sans" style:font-style-asian="normal" style:font-name-complex="DejaVu Sans" style:font-style-complex="normal"/>
    </style:style>
    <style:style style:name="T5" style:family="text">
      <style:text-properties style:font-name="DejaVu Sans" fo:font-size="11pt" style:font-name-asian="DejaVu Sans" style:font-size-asian="11pt" style:font-name-complex="DejaVu Sans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7c1d" style:font-weight-asian="bold" style:font-weight-complex="bold"/>
    </style:style>
    <style:style style:name="T8" style:family="text">
      <style:text-properties fo:font-weight="bold" officeooo:rsid="00284271" style:font-weight-asian="bold" style:font-weight-complex="bold"/>
    </style:style>
    <style:style style:name="T9" style:family="text">
      <style:text-properties fo:font-weight="bold" officeooo:rsid="002b5445" style:font-weight-asian="bold" style:font-weight-complex="bold"/>
    </style:style>
    <style:style style:name="T10" style:family="text">
      <style:text-properties fo:background-color="#ffff00" loext:char-shading-value="0"/>
    </style:style>
    <style:style style:name="T11" style:family="text">
      <style:text-properties style:use-window-font-color="true" loext:opacity="0%" fo:font-weight="normal" style:font-weight-asian="normal" style:font-weight-complex="normal"/>
    </style:style>
    <style:style style:name="T12" style:family="text">
      <style:text-properties style:use-window-font-color="true" loext:opacity="0%" fo:font-weight="bold" style:font-weight-asian="bold" style:font-weight-complex="bold"/>
    </style:style>
    <style:style style:name="T13" style:family="text">
      <style:text-properties officeooo:rsid="002efd91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fo:background-color="transparent" loext:char-shading-value="0" style:font-weight-asian="normal" style:font-weight-complex="normal"/>
    </style:style>
    <style:style style:name="T19" style:family="text">
      <style:text-properties style:font-name="Times New Roman" style:font-name-asian="DejaVu Sans1" style:font-name-complex="DejaVu Sans1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officeooo:rsid="002d6b9e"/>
    </style:style>
    <style:style style:name="T22" style:family="text">
      <style:text-properties officeooo:rsid="000f2722"/>
    </style:style>
    <style:style style:name="T23" style:family="text">
      <style:text-properties officeooo:rsid="00125faf"/>
    </style:style>
    <style:style style:name="T24" style:family="text">
      <style:text-properties officeooo:rsid="001545ab"/>
    </style:style>
    <style:style style:name="T25" style:family="text">
      <style:text-properties officeooo:rsid="00156e69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167b70" style:font-style-asian="normal" style:font-style-complex="normal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11pt" fo:font-style="normal" officeooo:rsid="00167b70" style:font-size-asian="11pt" style:font-style-asian="normal" style:font-size-complex="11pt" style:font-style-complex="normal"/>
    </style:style>
    <style:style style:name="T30" style:family="text">
      <style:text-properties fo:font-size="11pt" fo:font-style="normal" officeooo:rsid="001840e7" style:font-size-asian="11pt" style:font-style-asian="normal" style:font-size-complex="11pt" style:font-style-complex="normal"/>
    </style:style>
    <style:style style:name="T31" style:family="text">
      <style:text-properties officeooo:rsid="001916d8"/>
    </style:style>
    <style:style style:name="T32" style:family="text">
      <style:text-properties officeooo:rsid="001c7c1d"/>
    </style:style>
    <style:style style:name="T33" style:family="text">
      <style:text-properties officeooo:rsid="001ea897"/>
    </style:style>
    <style:style style:name="T3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5" style:family="text">
      <style:text-properties fo:font-size="10pt" fo:font-style="italic" style:font-size-asian="10pt" style:font-style-asian="italic" style:font-size-complex="10pt" style:font-style-complex="italic"/>
    </style:style>
    <style:style style:name="T36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37" style:family="text">
      <style:text-properties officeooo:rsid="001f264d"/>
    </style:style>
    <style:style style:name="T38" style:family="text">
      <style:text-properties officeooo:rsid="0020df65"/>
    </style:style>
    <style:style style:name="T39" style:family="text">
      <style:text-properties officeooo:rsid="002478f1"/>
    </style:style>
    <style:style style:name="T40" style:family="text">
      <style:text-properties officeooo:rsid="00276eb9"/>
    </style:style>
    <style:style style:name="T41" style:family="text">
      <style:text-properties officeooo:rsid="0027e45f"/>
    </style:style>
    <style:style style:name="T42" style:family="text">
      <style:text-properties officeooo:rsid="00284271"/>
    </style:style>
    <style:style style:name="T43" style:family="text">
      <style:text-properties officeooo:rsid="00296ced"/>
    </style:style>
    <style:style style:name="T44" style:family="text">
      <style:text-properties officeooo:rsid="0029fdd3"/>
    </style:style>
    <style:style style:name="T45" style:family="text">
      <style:text-properties officeooo:rsid="002b5445"/>
    </style:style>
    <style:style style:name="T46" style:family="text">
      <style:text-properties fo:font-variant="normal" fo:text-transform="none" fo:color="#040c28" loext:opacity="100%" style:font-name="Google Sans" fo:font-size="15pt" fo:letter-spacing="normal" fo:font-weight="bold" style:font-weight-asian="bold" style:font-weight-complex="bold"/>
    </style:style>
    <style:style style:name="T47" style:family="text">
      <style:text-properties officeooo:rsid="002b9f94"/>
    </style:style>
    <style:style style:name="T48" style:family="text">
      <style:text-properties officeooo:rsid="002db3a0"/>
    </style:style>
    <style:style style:name="T49" style:family="text">
      <style:text-properties officeooo:rsid="0030966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2">Vértek, Páncélok</text:h>
      <text:p text:style-name="P28"><text:span text:style-name="T22">Utolsó szinkronizálás a Harcrendszer doksival:</text:span> 20<text:span text:style-name="T31">2</text:span><text:span text:style-name="T1">3</text:span>-<text:span text:style-name="T31">12</text:span><text:span text:style-name="T23">-</text:span><text:span text:style-name="T31">03</text:span></text:p>
      <text:p text:style-name="P62">Utolsó m<text:span text:style-name="T40">ó</text:span>dosítás: 2023-12-04, <text:span text:style-name="T40">itt folyik a fejlesztés, amíg a STUDY alá be nem kerül.</text:span></text:p>
      <text:p text:style-name="P62">--------------------------------------------</text:p>
      <text:p text:style-name="P63">Kapcsolódó harci fortély: <text:span text:style-name="T6">Vértviselet</text:span></text:p>
      <text:p text:style-name="P61"><text:span text:style-name="T32">Egy páncélt két jellemző ír le: a Sebzésfelfogó Érték (</text:span><text:span text:style-name="T7">SFÉ</text:span><text:span text:style-name="T32">) és a Mozgásgátló tényező (</text:span><text:span text:style-name="T7">MGT</text:span><text:span text:style-name="T32">).</text:span></text:p>
      <text:p text:style-name="P2">A páncélok <text:span text:style-name="T39">fenti </text:span>értékeit az alábbi tényezők befolyásolják:</text:p>
      <text:list xml:id="list1126035634" text:style-name="L1">
        <text:list-item>
          <text:p text:style-name="P75">választott struktúra (bőr, sodrony, stb)<text:tab/><text:span text:style-name="T2">→</text:span> SFÉ-re, Alap-MGT-re hat</text:p>
        </text:list-item>
        <text:list-item>
          <text:p text:style-name="P75">anyagminőség (fém vérteknél)<text:tab/><text:span text:style-name="T2">→ </text:span>SFÉ-re hat</text:p>
        </text:list-item>
        <text:list-item>
          <text:p text:style-name="P75">alapanyag típus (acél, abbit, mithrill)<text:tab/><text:span text:style-name="T2">→</text:span> SFÉ-re, Alap-MGT-re hat</text:p>
        </text:list-item>
        <text:list-item>
          <text:p text:style-name="P75">kidolgozottság minősége (illesztések)<text:tab/><text:span text:style-name="T2">→ </text:span>MGT-re hat</text:p>
        </text:list-item>
        <text:list-item>
          <text:p text:style-name="P75">mennyire passzol a vértviselő testére<text:tab/><text:span text:style-name="T2">→ </text:span>MGT-re hat</text:p>
        </text:list-item>
        <text:list-item>
          <text:p text:style-name="P75">csatolt elemek száma <text:tab/><text:span text:style-name="T2">→ </text:span>MGT-re és védett területre hat</text:p>
        </text:list-item>
      </text:list>
      <text:h text:style-name="P66" text:outline-level="3">Sebzésfelfogó Érték (SFÉ)</text:h>
      <text:p text:style-name="P29">Minden páncél rendelkezik <text:span text:style-name="T6">három</text:span> úgynevezett Sebzés Felfogó Értékkel (<text:span text:style-name="T6">SFÉ</text:span>), amely a páncél nyújtotta védelmet hivatott szimulálni (szúró/vágó/zúzófegyverek ellen). Az SFÉ értéke sebzéskor levonódik a támadás SP értékéből (nem a sebzésből!), így jó eséllyel csökkenti a sebzés kategóriáját. Természetesen a támadás jellege (Szúró/Vágó/Zúzó) határozza meg, hogy mely SFÉ értéket kell a csapással szembeállítani.</text:p>
      <text:p text:style-name="P29">Megkülönböztetünk </text:p>
      <text:list xml:id="list3884916857" text:style-name="L2">
        <text:list-item>
          <text:p text:style-name="P76">páncél struktúrát (szerkezeti felépítést határozza meg). Például: lánc, sodrony, lemez.</text:p>
        </text:list-item>
        <text:list-item>
          <text:p text:style-name="P76">alapanyag típust. Például: acél, bronz, abbitacél, ...</text:p>
        </text:list-item>
      </text:list>
      <text:p text:style-name="P29"><text:span text:style-name="T41">A</text:span>z SFÉ független attól, hogy csak egy mellvért-darab, vagy teljes páncélzat borítja testünket – amennyiben azonos anyagból készültek.</text:p>
      <text:p text:style-name="P77"/>
      <text:p text:style-name="Standard"><text:s/>Páncél struktúrák, alapanyag minősége</text:p>
      <text:p text:style-name="P29"><text:span text:style-name="T42">Az SFÉ értékét</text:span> a páncél fizikai felépítése, anyaga adja. Az egyes páncél struktúrák különbözőképpen alkalmasak a három fő támadási típus (szúró/vágó/zúzó) ellen való védekezésre. Sebzéskor a támadó karakter dobás után bemondja végleges SP értékét (p<text:span text:style-name="T42">élda: „</text:span>18, Szúró”), és az áldozat annak megfelelő <text:span text:style-name="T42">(szúró) </text:span>SFÉ értéket von le belőle.</text:p>
      <text:p text:style-name="P2">Amennyiben <text:span text:style-name="T42">egy </text:span><text:span text:style-name="T8">fém</text:span><text:span text:style-name="T42">-p</text:span>áncél <text:span text:style-name="T43">struktúrális</text:span> <text:span text:style-name="T42">minősége</text:span> a táblázatban megjelölt határokon belül jav<text:span text:style-name="T42">íthatja</text:span>/ro<text:span text:style-name="T42">nthatja az</text:span> SFÉ érték<text:span text:style-name="T42">ét</text:span>. A <text:span text:style-name="T42">jobb </text:span>minőség nagyon megdobhatja a vért árát.</text:p>
      <text:p text:style-name="P3"/>
      <text:p text:style-name="P2"/>
      <table:table table:name="Táblázat23" table:style-name="Táblázat23">
        <table:table-column table:style-name="Táblázat23.A"/>
        <table:table-column table:style-name="Táblázat23.B" table:number-columns-repeated="3"/>
        <table:table-column table:style-name="Táblázat23.E"/>
        <table:table-row table:style-name="TableLine1847983858992">
          <table:table-cell table:style-name="Táblázat23.A1" office:value-type="string">
            <text:p text:style-name="P17">Páncél <text:span text:style-name="T24">struktúra</text:span></text:p>
          </table:table-cell>
          <table:table-cell table:style-name="Táblázat23.A1" office:value-type="string">
            <text:p text:style-name="P23">Szúró SFÉ</text:p>
          </table:table-cell>
          <table:table-cell table:style-name="Táblázat23.A1" office:value-type="string">
            <text:p text:style-name="P23">Vágó SFÉ</text:p>
          </table:table-cell>
          <table:table-cell table:style-name="Táblázat23.A1" office:value-type="string">
            <text:p text:style-name="P23">Zúzó SFÉ</text:p>
          </table:table-cell>
          <table:table-cell table:style-name="Táblázat23.E1" office:value-type="string">
            <text:p text:style-name="P17">Ár</text:p>
          </table:table-cell>
        </table:table-row>
        <table:table-row table:style-name="TableLine1848110160016">
          <table:table-cell table:style-name="Táblázat23.A9" office:value-type="string">
            <text:p text:style-name="P4">Posztó/Bunda</text:p>
          </table:table-cell>
          <table:table-cell table:style-name="Táblázat23.D9" office:value-type="string">
            <text:p text:style-name="P5">0</text:p>
          </table:table-cell>
          <table:table-cell table:style-name="Táblázat23.D9" office:value-type="string">
            <text:p text:style-name="P5">2</text:p>
          </table:table-cell>
          <table:table-cell table:style-name="Táblázat23.D9" office:value-type="string">
            <text:p text:style-name="P5">2</text:p>
          </table:table-cell>
          <table:table-cell table:style-name="Táblázat23.E2" office:value-type="string">
            <text:p text:style-name="P5">?%</text:p>
          </table:table-cell>
        </table:table-row>
        <table:table-row table:style-name="TableLine1848110158864">
          <table:table-cell table:style-name="Táblázat23.A9" office:value-type="string">
            <text:p text:style-name="P6">Bőr</text:p>
          </table:table-cell>
          <table:table-cell table:style-name="Táblázat23.B3" office:value-type="string">
            <text:p text:style-name="P7">2</text:p>
          </table:table-cell>
          <table:table-cell table:style-name="Táblázat23.B3" office:value-type="string">
            <text:p text:style-name="P7">4</text:p>
          </table:table-cell>
          <table:table-cell table:style-name="Táblázat23.B3" office:value-type="string">
            <text:p text:style-name="P7">2</text:p>
          </table:table-cell>
          <table:table-cell table:style-name="Táblázat23.E2" office:value-type="string">
            <text:p text:style-name="P5">?%</text:p>
          </table:table-cell>
        </table:table-row>
        <table:table-row table:style-name="TableLine1848110160304">
          <table:table-cell table:style-name="Táblázat23.A9" office:value-type="string">
            <text:p text:style-name="P6">Keményített bőr</text:p>
          </table:table-cell>
          <table:table-cell table:style-name="Táblázat23.D9" office:value-type="string">
            <text:p text:style-name="P5">3</text:p>
          </table:table-cell>
          <table:table-cell table:style-name="Táblázat23.D9" office:value-type="string">
            <text:p text:style-name="P5">5</text:p>
          </table:table-cell>
          <table:table-cell table:style-name="Táblázat23.D9" office:value-type="string">
            <text:p text:style-name="P5">3</text:p>
          </table:table-cell>
          <table:table-cell table:style-name="Táblázat23.E2" office:value-type="string">
            <text:p text:style-name="P5">?%</text:p>
          </table:table-cell>
        </table:table-row>
        <table:table-row table:style-name="TableLine1848110159440">
          <table:table-cell table:style-name="Táblázat23.A9" office:value-type="string">
            <text:p text:style-name="P6">Brigantin</text:p>
          </table:table-cell>
          <table:table-cell table:style-name="Táblázat23.B5" office:value-type="string">
            <text:p text:style-name="P5"/>
          </table:table-cell>
          <table:table-cell table:style-name="Táblázat23.B5" office:value-type="string">
            <text:p text:style-name="P5"/>
          </table:table-cell>
          <table:table-cell table:style-name="Táblázat23.B5" office:value-type="string">
            <text:p text:style-name="P5"/>
          </table:table-cell>
          <table:table-cell table:style-name="Táblázat23.E2" office:value-type="string">
            <text:p text:style-name="P5">?%</text:p>
          </table:table-cell>
        </table:table-row>
        <table:table-row table:style-name="TableLine1848110160592">
          <table:table-cell table:style-name="Táblázat23.A9" office:value-type="string">
            <text:p text:style-name="P6">Lánc</text:p>
          </table:table-cell>
          <table:table-cell table:style-name="Táblázat23.D9" office:value-type="string">
            <text:p text:style-name="P5">8-10-12</text:p>
          </table:table-cell>
          <table:table-cell table:style-name="Táblázat23.D9" office:value-type="string">
            <text:p text:style-name="P5">5-7-9</text:p>
          </table:table-cell>
          <table:table-cell table:style-name="Táblázat23.D9" office:value-type="string">
            <text:p text:style-name="P5">2-3-4</text:p>
          </table:table-cell>
          <table:table-cell table:style-name="Táblázat23.E9" office:value-type="string">
            <text:p text:style-name="P5"><text:span text:style-name="T10">?</text:span>% - 60% - <text:span text:style-name="T10">?</text:span>%</text:p>
          </table:table-cell>
        </table:table-row>
        <table:table-row table:style-name="TableLine1848110165776">
          <table:table-cell table:style-name="Táblázat23.A9" office:value-type="string">
            <text:p text:style-name="P6">Sodrony</text:p>
          </table:table-cell>
          <table:table-cell table:style-name="Táblázat23.B5" office:value-type="string">
            <text:p text:style-name="P5">10-12-14</text:p>
          </table:table-cell>
          <table:table-cell table:style-name="Táblázat23.D9" office:value-type="string">
            <text:p text:style-name="P5">7-9-11</text:p>
          </table:table-cell>
          <table:table-cell table:style-name="Táblázat23.D9" office:value-type="string">
            <text:p text:style-name="P5">3-4-5</text:p>
          </table:table-cell>
          <table:table-cell table:style-name="Táblázat23.E9" office:value-type="string">
            <text:p text:style-name="P5"><text:span text:style-name="T10">?</text:span>% - 100% - <text:span text:style-name="T10">?</text:span>%</text:p>
          </table:table-cell>
        </table:table-row>
        <table:table-row table:style-name="TableLine1848110170096">
          <table:table-cell table:style-name="Táblázat23.A9" office:value-type="string">
            <text:p text:style-name="P4">Pikkelypáncél</text:p>
          </table:table-cell>
          <table:table-cell table:style-name="Táblázat23.B5" office:value-type="string">
            <text:p text:style-name="P5">10-12-14</text:p>
          </table:table-cell>
          <table:table-cell table:style-name="Táblázat23.D9" office:value-type="string">
            <text:p text:style-name="P5">11-13-15</text:p>
          </table:table-cell>
          <table:table-cell table:style-name="Táblázat23.D9" office:value-type="string">
            <text:p text:style-name="P5">4-6-8</text:p>
          </table:table-cell>
          <table:table-cell table:style-name="Táblázat23.E9" office:value-type="string">
            <text:p text:style-name="P5"><text:span text:style-name="T10">?</text:span>% - ?% - <text:span text:style-name="T10">?</text:span>%</text:p>
          </table:table-cell>
        </table:table-row>
        <table:table-row table:style-name="TableLine1848110159152">
          <table:table-cell table:style-name="Táblázat23.A9" office:value-type="string">
            <text:p text:style-name="P6">Lemezpáncél</text:p>
          </table:table-cell>
          <table:table-cell table:style-name="Táblázat23.B5" office:value-type="string">
            <text:p text:style-name="P5">10-12-14</text:p>
          </table:table-cell>
          <table:table-cell table:style-name="Táblázat23.D9" office:value-type="string">
            <text:p text:style-name="P5">12-14-16</text:p>
          </table:table-cell>
          <table:table-cell table:style-name="Táblázat23.D9" office:value-type="string">
            <text:p text:style-name="P5">7-9-11</text:p>
          </table:table-cell>
          <table:table-cell table:style-name="Táblázat23.E9" office:value-type="string">
            <text:p text:style-name="P5">70% - 160% - 250%</text:p>
          </table:table-cell>
        </table:table-row>
      </table:table>
      <text:p text:style-name="P1"/>
      <text:h text:style-name="Heading_20_4" text:outline-level="4">Fém vértek alapanyag<text:span text:style-name="T44">a</text:span> - <text:span text:style-name="T33">SFÉ</text:span></text:h>
      <text:p text:style-name="P50">A különböző fém ötvözetek alapanyagai változtathatnak az SFÉ értékeken. Amihez viszonyítunk az alaphelyzetben <text:span text:style-name="T25">az </text:span>az acél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1848110162320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9">SFÉ</text:p>
          </table:table-cell>
          <table:table-cell table:style-name="Table4.C1" office:value-type="string">
            <text:p text:style-name="P9">Ár </text:p>
            <text:p text:style-name="P15">(anyag-szorzó)</text:p>
          </table:table-cell>
        </table:table-row>
        <table:table-row table:style-name="TableLine1848110165200">
          <table:table-cell table:style-name="Table4.A2" office:value-type="string">
            <text:p text:style-name="P12">Acél</text:p>
          </table:table-cell>
          <table:table-cell table:style-name="Table4.A2" office:value-type="string">
            <text:p text:style-name="P9">+0</text:p>
          </table:table-cell>
          <table:table-cell table:style-name="Table4.C2" office:value-type="string">
            <text:p text:style-name="P9">1x</text:p>
          </table:table-cell>
        </table:table-row>
        <table:table-row table:style-name="TableLine1848110159728">
          <table:table-cell table:style-name="Table4.A2" office:value-type="string">
            <text:p text:style-name="P12">Bronz</text:p>
          </table:table-cell>
          <table:table-cell table:style-name="Table4.B3" office:value-type="string">
            <text:p text:style-name="P9">-3</text:p>
          </table:table-cell>
          <table:table-cell table:style-name="Table4.C3" office:value-type="string">
            <text:p text:style-name="P9">0,5x</text:p>
          </table:table-cell>
        </table:table-row>
        <table:table-row table:style-name="TableLine1848110170672">
          <table:table-cell table:style-name="Table4.A2" office:value-type="string">
            <text:p text:style-name="P12">Abbitacél</text:p>
          </table:table-cell>
          <table:table-cell table:style-name="Table4.A2" office:value-type="string">
            <text:p text:style-name="P9">+2</text:p>
          </table:table-cell>
          <table:table-cell table:style-name="Table4.C2" office:value-type="string">
            <text:p text:style-name="P9">10x</text:p>
          </table:table-cell>
        </table:table-row>
        <table:table-row table:style-name="TableLine1848110169232">
          <table:table-cell table:style-name="Table4.A2" office:value-type="string">
            <text:p text:style-name="P12">Mithrill</text:p>
          </table:table-cell>
          <table:table-cell table:style-name="Table4.A2" office:value-type="string">
            <text:p text:style-name="P9">+5</text:p>
          </table:table-cell>
          <table:table-cell table:style-name="Table4.C2" office:value-type="string">
            <text:p text:style-name="P9">100x</text:p>
          </table:table-cell>
        </table:table-row>
        <table:table-row table:style-name="TableLine1848110167792">
          <table:table-cell table:style-name="Table4.A2" office:value-type="string">
            <text:p text:style-name="P12">Lunír</text:p>
          </table:table-cell>
          <table:table-cell table:style-name="Table4.A2" office:value-type="string">
            <text:p text:style-name="P9">+ ?</text:p>
          </table:table-cell>
          <table:table-cell table:style-name="Table4.C2" office:value-type="string">
            <text:p text:style-name="P9">?</text:p>
          </table:table-cell>
        </table:table-row>
      </table:table>
      <text:p text:style-name="P49"/>
      <text:p text:style-name="P1"/>
      <text:p text:style-name="Standard"/>
      <text:h text:style-name="P67" text:outline-level="3">Mozgásgátló Tényező (MGT)</text:h>
      <text:p text:style-name="P2"><text:span text:style-name="_5b_RPG_5d__20_Kiemelt_20_kifejezés"><text:span text:style-name="T11">Harc és mozgás során a vértek, egyes pajzsok, valamint a felszerelés egyes elemei korlátozhatják a karaktereket. Ennek szimulálására van a Mozgásgátló Tényező – röviden </text:span></text:span><text:span text:style-name="_5b_RPG_5d__20_Kiemelt_20_kifejezés"><text:span text:style-name="T12">MGT</text:span></text:span><text:span text:style-name="_5b_RPG_5d__20_Kiemelt_20_kifejezés"><text:span text:style-name="T11">. A fenti vérteknek, pajzsoknak és egyes fegyvereknek van MGT értéke. Alapesetben a páncél struktúráknál leírt MGT alapértékekhez hozzáadjuk a kategória- és minőségfüggő értékeket kapcsolt darabonként, beleértve a torzót védő mellvértet is.</text:span></text:span></text:p>
      <text:list xml:id="list74047387" text:style-name="L3">
        <text:list-item>
          <text:p text:style-name="P78">1 MGT → -0,5 KÉ, -1 TÉ,VÉ</text:p>
        </text:list-item>
        <text:list-item>
          <text:p text:style-name="P78">1 MGT → -1/5 mozgást igénylő képzettségpróbákra (lefele kerekítve)</text:p>
        </text:list-item>
      </text:list>
      <text:p text:style-name="P25">(KM dönt, de például kézügyességet érintő Ügyességpróbára nyilván nem jár levonás, ha nincs páncélkesztyűben a játékos)</text:p>
      <text:h text:style-name="P72" text:outline-level="4">Alap (mellvért) MGT</text:h>
      <text:p text:style-name="P2">Az alábbi alapértékeket akkor kell beleszámítani az MGT-be, ha a karakter visel mellvért-darabot.</text:p>
      <table:table table:name="Táblázat36" table:style-name="Táblázat36">
        <table:table-column table:style-name="Táblázat36.A"/>
        <table:table-column table:style-name="Táblázat36.B"/>
        <table:table-row table:style-name="TableLine1848110161168">
          <table:table-cell table:style-name="Táblázat36.A1" office:value-type="string">
            <text:p text:style-name="P40">Struktúra</text:p>
          </table:table-cell>
          <table:table-cell table:style-name="Táblázat36.B1" office:value-type="string">
            <text:p text:style-name="P40">Mellvért MGT alap</text:p>
          </table:table-cell>
        </table:table-row>
        <table:table-row table:style-name="TableLine1848110165488">
          <table:table-cell table:style-name="Táblázat36.A2" office:value-type="string">
            <text:p text:style-name="P34">Posztó</text:p>
          </table:table-cell>
          <table:table-cell table:style-name="Táblázat36.B2" office:value-type="string">
            <text:p text:style-name="P34">3</text:p>
          </table:table-cell>
        </table:table-row>
        <table:table-row table:style-name="TableLine1848110162608">
          <table:table-cell table:style-name="Táblázat36.A2" office:value-type="string">
            <text:p text:style-name="P34">Bőr</text:p>
          </table:table-cell>
          <table:table-cell table:style-name="Táblázat36.B2" office:value-type="string">
            <text:p text:style-name="P34">6</text:p>
          </table:table-cell>
        </table:table-row>
        <table:table-row table:style-name="TableLine1848110171536">
          <table:table-cell table:style-name="Táblázat36.A2" office:value-type="string">
            <text:p text:style-name="P34">Keményített bőr</text:p>
          </table:table-cell>
          <table:table-cell table:style-name="Táblázat36.B2" office:value-type="string">
            <text:p text:style-name="P34">9</text:p>
          </table:table-cell>
        </table:table-row>
        <table:table-row table:style-name="TableLine1848110157424">
          <table:table-cell table:style-name="Táblázat36.A2" office:value-type="string">
            <text:p text:style-name="P34">Brigantin</text:p>
          </table:table-cell>
          <table:table-cell table:style-name="Táblázat36.B2" office:value-type="string">
            <text:p text:style-name="P35">?</text:p>
          </table:table-cell>
        </table:table-row>
        <table:table-row table:style-name="TableLine1848110161456">
          <table:table-cell table:style-name="Táblázat36.A2" office:value-type="string">
            <text:p text:style-name="P34">Lánc</text:p>
          </table:table-cell>
          <table:table-cell table:style-name="Táblázat36.B2" office:value-type="string">
            <text:p text:style-name="P34">12</text:p>
          </table:table-cell>
        </table:table-row>
        <table:table-row table:style-name="TableLine1848110161744">
          <table:table-cell table:style-name="Táblázat36.A2" office:value-type="string">
            <text:p text:style-name="P34">Sodrony</text:p>
          </table:table-cell>
          <table:table-cell table:style-name="Táblázat36.B2" office:value-type="string">
            <text:p text:style-name="P34">15</text:p>
          </table:table-cell>
        </table:table-row>
        <table:table-row table:style-name="TableLine1848110163184">
          <table:table-cell table:style-name="Táblázat36.A2" office:value-type="string">
            <text:p text:style-name="P34">Pikkely</text:p>
          </table:table-cell>
          <table:table-cell table:style-name="Táblázat36.B2" office:value-type="string">
            <text:p text:style-name="P35"><text:span text:style-name="T13">17</text:span>?</text:p>
          </table:table-cell>
        </table:table-row>
        <table:table-row table:style-name="TableLine1848110163472">
          <table:table-cell table:style-name="Táblázat36.A2" office:value-type="string">
            <text:p text:style-name="P34">Lemez</text:p>
          </table:table-cell>
          <table:table-cell table:style-name="Táblázat36.B2" office:value-type="string">
            <text:p text:style-name="P34">18</text:p>
          </table:table-cell>
        </table:table-row>
      </table:table>
      <text:p text:style-name="P33"/>
      <text:h text:style-name="P72" text:outline-level="4">Vért kidolgozottsága, csatolt elemek száma</text:h>
      <text:p text:style-name="P56"><text:span text:style-name="T9">Kidolgozottság</text:span><text:span text:style-name="T45">: a lenti táblázatból megállapított szám.</text:span></text:p>
      <text:p text:style-name="P56"><text:span text:style-name="T46">Σ</text:span><text:span text:style-name="T6"> </text:span><text:span text:style-name="T9">Plusz </text:span><text:span text:style-name="T6">MGT</text:span> <text:span text:style-name="T45">=</text:span> <text:span text:style-name="T45">(kidolgozottság x </text:span>csatolt elem<text:span text:style-name="T45">ek száma (</text:span><text:span text:style-name="T33">mellvért darab </text:span><text:span text:style-name="T45">is</text:span><text:span text:style-name="T33"> beszám</text:span><text:span text:style-name="T45">í</text:span><text:span text:style-name="T33">t!</text:span><text:span text:style-name="T45">))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 table:style-name="TableLine1848110171824">
          <table:table-cell table:style-name="Table2.A1" office:value-type="string">
            <text:p text:style-name="P54">Kat</text:p>
          </table:table-cell>
          <table:table-cell table:style-name="Table2.B1" office:value-type="string">
            <text:p text:style-name="P54">Struktúra</text:p>
          </table:table-cell>
          <table:table-cell table:style-name="Table2.A1" office:value-type="string">
            <text:p text:style-name="P55">Pocsék</text:p>
          </table:table-cell>
          <table:table-cell table:style-name="Table2.A1" office:value-type="string">
            <text:p text:style-name="P53">Gyenge munka</text:p>
          </table:table-cell>
          <table:table-cell table:style-name="Table2.A1" office:value-type="string">
            <text:p text:style-name="P55">Átlagos</text:p>
          </table:table-cell>
          <table:table-cell table:style-name="Table2.A1" office:value-type="string">
            <text:p text:style-name="P55">Jó munka</text:p>
          </table:table-cell>
          <table:table-cell table:style-name="Table2.G4" office:value-type="string">
            <text:p text:style-name="P53">Mestermunka</text:p>
          </table:table-cell>
        </table:table-row>
        <table:table-row table:style-name="TableLine1848110166064">
          <table:table-cell table:style-name="Table2.A1" office:value-type="string">
            <text:p text:style-name="P54">I.</text:p>
          </table:table-cell>
          <table:table-cell table:style-name="Table2.B2" office:value-type="string">
            <text:p text:style-name="P54">Nem merev, nem fém</text:p>
          </table:table-cell>
          <table:table-cell table:style-name="Table2.A1" office:value-type="string">
            <text:p text:style-name="P55">3</text:p>
          </table:table-cell>
          <table:table-cell table:style-name="Table2.A1" office:value-type="string">
            <text:p text:style-name="P55">2</text:p>
          </table:table-cell>
          <table:table-cell table:style-name="Table2.A1" office:value-type="string">
            <text:p text:style-name="P55">1</text:p>
          </table:table-cell>
          <table:table-cell table:style-name="Table2.A1" office:value-type="string">
            <text:p text:style-name="P55">0,5</text:p>
          </table:table-cell>
          <table:table-cell table:style-name="Table2.G4" office:value-type="string">
            <text:p text:style-name="P55">-</text:p>
          </table:table-cell>
        </table:table-row>
        <table:table-row table:style-name="TableLine1848110164624">
          <table:table-cell table:style-name="Table2.A1" office:value-type="string">
            <text:p text:style-name="P54">II.</text:p>
          </table:table-cell>
          <table:table-cell table:style-name="Table2.B2" office:value-type="string">
            <text:p text:style-name="P54">Nem merev, fém</text:p>
          </table:table-cell>
          <table:table-cell table:style-name="Table2.A1" office:value-type="string">
            <text:p text:style-name="P55">4</text:p>
          </table:table-cell>
          <table:table-cell table:style-name="Table2.A1" office:value-type="string">
            <text:p text:style-name="P55">3</text:p>
          </table:table-cell>
          <table:table-cell table:style-name="Table2.A1" office:value-type="string">
            <text:p text:style-name="P55">2</text:p>
          </table:table-cell>
          <table:table-cell table:style-name="Table2.A1" office:value-type="string">
            <text:p text:style-name="P55">1</text:p>
          </table:table-cell>
          <table:table-cell table:style-name="Table2.G4" office:value-type="string">
            <text:p text:style-name="P55">0,5</text:p>
          </table:table-cell>
        </table:table-row>
        <table:table-row table:style-name="TableLine1848110166640">
          <table:table-cell table:style-name="Table2.A1" office:value-type="string">
            <text:p text:style-name="P54">III.</text:p>
          </table:table-cell>
          <table:table-cell table:style-name="Table2.B2" office:value-type="string">
            <text:p text:style-name="P54">Merev, fém</text:p>
          </table:table-cell>
          <table:table-cell table:style-name="Table2.A1" office:value-type="string">
            <text:p text:style-name="P55">5</text:p>
          </table:table-cell>
          <table:table-cell table:style-name="Table2.A1" office:value-type="string">
            <text:p text:style-name="P55">4</text:p>
          </table:table-cell>
          <table:table-cell table:style-name="Table2.A1" office:value-type="string">
            <text:p text:style-name="P55">3</text:p>
          </table:table-cell>
          <table:table-cell table:style-name="Table2.A1" office:value-type="string">
            <text:p text:style-name="P55">2</text:p>
          </table:table-cell>
          <table:table-cell table:style-name="Table2.G4" office:value-type="string">
            <text:p text:style-name="P55">1</text:p>
          </table:table-cell>
        </table:table-row>
      </table:table>
      <text:p text:style-name="P31"/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 table:style-name="TableLine1848110169520">
          <table:table-cell table:style-name="Table3.A1" office:value-type="string">
            <text:p text:style-name="P11"/>
          </table:table-cell>
          <table:table-cell table:style-name="Table3.B1" office:value-type="string">
            <text:p text:style-name="P16">Ár szorzó (kidolgozottság)</text:p>
          </table:table-cell>
          <table:table-cell table:style-name="Table3.A1" office:value-type="string">
            <text:p text:style-name="P14">x 0,1</text:p>
          </table:table-cell>
          <table:table-cell table:style-name="Table3.A1" office:value-type="string">
            <text:p text:style-name="P14">X 0,5</text:p>
          </table:table-cell>
          <table:table-cell table:style-name="Table3.A1" office:value-type="string">
            <text:p text:style-name="P14">-</text:p>
          </table:table-cell>
          <table:table-cell table:style-name="Table3.A1" office:value-type="string">
            <text:p text:style-name="P14">x 10</text:p>
          </table:table-cell>
          <table:table-cell table:style-name="Table3.G1" office:value-type="string">
            <text:p text:style-name="P14">x 100</text:p>
          </table:table-cell>
        </table:table-row>
      </table:table>
      <text:p text:style-name="P30"/>
      <text:p text:style-name="P31"/>
      <text:p text:style-name="P32">A vért elemek kapcsolódásainak jó kidolgozottsága alapvető fontosságú a gördülékeny mozgáshoz. Egy rossz illesztékekkel készített vértezet rettenetesen nehezíti a mozgást viselője számára, nem minden a nagy SFÉ. Kiváló alapanyagból is lehet hitványul megformált munkát készíteni, fontos tehát a jó készítő mester is. </text:p>
      <text:p text:style-name="P2">Minden csatolt elem után a táblázatból kinézett MGT érték adódik hozzá az MGT alaphoz.</text:p>
      <text:p text:style-name="P2">Ezt a számértéket a <text:span text:style-name="T14">Kidolgozottság</text:span> elnevezéssel illetjük.</text:p>
      <text:p text:style-name="P2"><text:span text:style-name="T6">Figyelem: maga a Mellvért-darab is beleszámít az elemek számába!</text:span><text:span text:style-name="T17"> (így ha csak mellvért-darabot visel a karakter, a minőségi különbség akkor is megjelenik). Ha nincs mellvért-darab, akkor az Alap MGT-t </text:span><text:span text:style-name="T6">nem</text:span><text:span text:style-name="T17"> kell beszámítani, csak a lenti kikeresett számot kell a kapcsolt tagok számával szorozni.</text:span></text:p>
      <text:p text:style-name="P2"><text:span text:style-name="T6">Csatolható tagok</text:span><text:span text:style-name="T17">: mellvért, <text:s/>felkar-tagok, alkar-tagok, comb-tagok, lábszár-tagok, </text:span><text:span text:style-name="T18">sisak</text:span> (6 db)</text:p>
      <text:p text:style-name="P2"><text:span text:style-name="T34">Megjegyzés</text:span><text:span text:style-name="T35">: A páros tagok pl, „felkar-tagok” a számolásban </text:span><text:span text:style-name="T36">egynek</text:span><text:span text:style-name="T35"> számítanak, aki csak fél párat visel, az is ennyit „fizet” érte, ilyen szinten már felesleges bonyolítás lenne a túlzott differenciálás.</text:span></text:p>
      <text:h text:style-name="Heading_20_4" text:outline-level="4">Fém vértek alapanyagai - <text:span text:style-name="T33">MGT</text:span></text:h>
      <text:p text:style-name="P2">A különböző fém ötvözetek alapanyagai változtathatnak az MGT értékeken. Amihez viszonyítunk az alaphelyzetben <text:span text:style-name="T25">az </text:span>az acél.</text:p>
      <table:table table:name="Táblázat46" table:style-name="Táblázat46">
        <table:table-column table:style-name="Táblázat46.A"/>
        <table:table-column table:style-name="Táblázat46.B"/>
        <table:table-column table:style-name="Táblázat46.C"/>
        <table:table-row table:style-name="TableLine1848110247904">
          <table:table-cell table:style-name="Táblázat46.A1" office:value-type="string">
            <text:p text:style-name="P10"/>
          </table:table-cell>
          <table:table-cell table:style-name="Táblázat46.A1" office:value-type="string">
            <text:p text:style-name="P8">Alap MGT</text:p>
          </table:table-cell>
          <table:table-cell table:style-name="Táblázat46.C1" office:value-type="string">
            <text:p text:style-name="P8">Ár </text:p>
            <text:p text:style-name="P13">(anyag-szorzó)</text:p>
          </table:table-cell>
        </table:table-row>
        <table:table-row table:style-name="TableLine1848110247328">
          <table:table-cell table:style-name="Táblázat46.A2" office:value-type="string">
            <text:p text:style-name="P10">Acél</text:p>
          </table:table-cell>
          <table:table-cell table:style-name="Táblázat46.A2" office:value-type="string">
            <text:p text:style-name="P8">+0</text:p>
          </table:table-cell>
          <table:table-cell table:style-name="Táblázat46.C2" office:value-type="string">
            <text:p text:style-name="P8">1x</text:p>
          </table:table-cell>
        </table:table-row>
        <table:table-row table:style-name="TableLine1848110258272">
          <table:table-cell table:style-name="Táblázat46.A2" office:value-type="string">
            <text:p text:style-name="P10">Bronz</text:p>
          </table:table-cell>
          <table:table-cell table:style-name="Táblázat46.B3" office:value-type="string">
            <text:p text:style-name="P8">+6</text:p>
          </table:table-cell>
          <table:table-cell table:style-name="Táblázat46.C3" office:value-type="string">
            <text:p text:style-name="P8">0,5x</text:p>
          </table:table-cell>
        </table:table-row>
        <table:table-row table:style-name="TableLine1848110248192">
          <table:table-cell table:style-name="Táblázat46.A2" office:value-type="string">
            <text:p text:style-name="P10">Abbitacél</text:p>
          </table:table-cell>
          <table:table-cell table:style-name="Táblázat46.B3" office:value-type="string">
            <text:p text:style-name="P8">- ?</text:p>
          </table:table-cell>
          <table:table-cell table:style-name="Táblázat46.C2" office:value-type="string">
            <text:p text:style-name="P8">10x</text:p>
          </table:table-cell>
        </table:table-row>
        <table:table-row table:style-name="TableLine1848110254816">
          <table:table-cell table:style-name="Táblázat46.A2" office:value-type="string">
            <text:p text:style-name="P10">Mithrill</text:p>
          </table:table-cell>
          <table:table-cell table:style-name="Táblázat46.B3" office:value-type="string">
            <text:p text:style-name="P8">-?</text:p>
          </table:table-cell>
          <table:table-cell table:style-name="Táblázat46.C2" office:value-type="string">
            <text:p text:style-name="P8">100x</text:p>
          </table:table-cell>
        </table:table-row>
        <table:table-row table:style-name="TableLine1848110253376">
          <table:table-cell table:style-name="Táblázat46.A2" office:value-type="string">
            <text:p text:style-name="P10">Lunír</text:p>
          </table:table-cell>
          <table:table-cell table:style-name="Táblázat46.B3" office:value-type="string">
            <text:p text:style-name="P8">- ?</text:p>
          </table:table-cell>
          <table:table-cell table:style-name="Táblázat46.C2" office:value-type="string">
            <text:p text:style-name="P8">?</text:p>
          </table:table-cell>
        </table:table-row>
      </table:table>
      <text:p text:style-name="Standard"/>
      <text:h text:style-name="Heading_20_4" text:outline-level="4">Erőbónusz MGT <text:span text:style-name="T38">csökkentése</text:span></text:h>
      <text:p text:style-name="P58">Aki erősebb, azt kevésbé korlátozza egy nehezebb páncél.</text:p>
      <table:table table:name="Table5" table:style-name="Table5">
        <table:table-column table:style-name="Table5.A"/>
        <table:table-row table:style-name="TableLine1848110245024">
          <table:table-cell table:style-name="Table5.A1" office:value-type="string">
            <text:p text:style-name="P57">A hordott páncél MGT-je a karakter Erő tulajdonságának kétszeresével csökken</text:p>
            <text:p text:style-name="P26">(ha az Erő 0 alatti, akkor értelemszerűen nő az MGT)</text:p>
          </table:table-cell>
        </table:table-row>
      </table:table>
      <text:h text:style-name="Heading_20_4" text:outline-level="4">Erő követelmény MGT <text:span text:style-name="T47">értékére</text:span></text:h>
      <text:p text:style-name="P50">A vértek viselése embert próbáló feladat. Éppen ezért a vértek viselésének követelményeket állítottunk:</text:p>
      <table:table table:name="Table6" table:style-name="Table6">
        <table:table-column table:style-name="Table6.A"/>
        <table:table-column table:style-name="Table6.B"/>
        <table:table-row table:style-name="TableLine1848110245600">
          <table:table-cell table:style-name="Table6.A1" office:value-type="string">
            <text:p text:style-name="P36">Full MGT</text:p>
          </table:table-cell>
          <table:table-cell table:style-name="Table6.B1" office:value-type="string">
            <text:p text:style-name="P36">Erő követelmény</text:p>
          </table:table-cell>
        </table:table-row>
        <table:table-row table:style-name="TableLine1848110243296">
          <table:table-cell table:style-name="Table6.A5" office:value-type="string">
            <text:p text:style-name="P36">10-20</text:p>
          </table:table-cell>
          <table:table-cell table:style-name="Table6.B5" office:value-type="string">
            <text:p text:style-name="P36">+1</text:p>
          </table:table-cell>
        </table:table-row>
        <table:table-row table:style-name="TableLine1848110250208">
          <table:table-cell table:style-name="Table6.A5" office:value-type="string">
            <text:p text:style-name="P36">21-30</text:p>
          </table:table-cell>
          <table:table-cell table:style-name="Table6.B5" office:value-type="string">
            <text:p text:style-name="P36">+2</text:p>
          </table:table-cell>
        </table:table-row>
        <table:table-row table:style-name="TableLine1848110257408">
          <table:table-cell table:style-name="Table6.A5" office:value-type="string">
            <text:p text:style-name="P36">31-40</text:p>
          </table:table-cell>
          <table:table-cell table:style-name="Table6.B5" office:value-type="string">
            <text:p text:style-name="P36">+3</text:p>
          </table:table-cell>
        </table:table-row>
        <table:table-row table:style-name="TableLine1848110248768">
          <table:table-cell table:style-name="Table6.A5" office:value-type="string">
            <text:p text:style-name="P36">41-50</text:p>
          </table:table-cell>
          <table:table-cell table:style-name="Table6.B5" office:value-type="string">
            <text:p text:style-name="P36">+4</text:p>
          </table:table-cell>
        </table:table-row>
      </table:table>
      <text:p text:style-name="Standard"/>
      <text:h text:style-name="P73" text:outline-level="4">Rossz méretű vért viselése – <text:span text:style-name="T33">MGT növekedés</text:span></text:h>
      <text:p text:style-name="P47">Egyszerűsíteni</text:p>
      <text:p text:style-name="P50">Néha előfordul, hogy a szükség ráviszi a hősöket is, hogy legyőzött ellenfeleik páncéljait tulajdonítsák el, ha épp megszorulnak.</text:p>
      <text:p text:style-name="P50">Az ilyen vért azonban sokszor nem passzol új tulajdonosának testalkatához. Túl nagy, túl szűk, nem ott forog el, ahol kényelmes lenne... stb, stb.</text:p>
      <text:p text:style-name="P64">Ilyen esetben a KM az adott karakter számára a „Vért megmunkálásának” <text:s/>értékét tetszés szerint leronthatja. </text:p>
      <text:p text:style-name="P64">Például Endirell a barbár magára ölti imént elhalálozott ellenfele Átlagos megmunkáltságú acél lemez mellvértjét + <text:span text:style-name="T49">a </text:span>felkar és alkar tagokat is (össz: 3 tag). Ennek ugye így 3-as a <text:span text:style-name="T49">K</text:span><text:span text:style-name="T6">idolgozottsága</text:span> alapesetben (merev, fém vért; <text:s/>átlagos). </text:p>
      <text:p text:style-name="P50">Az új páncél viszont úgy áll hősünkön, mint tehénen a gatya. Testalkata ugyanis sajnos nem egyezik az elhunyt ellenségével. <text:s/>A KM szigorú: a páncél kidolgozottság értéket Endirell számára 5-re rontja le. Alapesetben az MGT ugye 27 lenne (18 + 3x3), de a büntetés után már 33-ra ugrik (18 + 3x5).</text:p>
      <text:h text:style-name="Heading_20_4" text:outline-level="4">Egydarabos tag <text:span text:style-name="T48">(alkarvédő, lábszárvédő) </text:span>viselése - <text:span text:style-name="T38">MGT</text:span></text:h>
      <text:p text:style-name="P79">TODO: külön értékük legyen (anyagfüggő!!), vagy használjuk erre is a táblázatot simán?</text:p>
      <text:p text:style-name="P59">Vértviselet fortély nem mérsékli MGT hatásukat!</text:p>
      <text:p text:style-name="P50">Használatukról a „<text:span text:style-name="T6">Hárítófegyver használat</text:span>” fortély ad útmutatást.</text:p>
      <text:h text:style-name="Heading_20_4" text:outline-level="4">Sérült vért javítása és MGT módosító hatása</text:h>
      <text:p text:style-name="P50">Ha megsérül a vért, azt bizony javítani kell és ez bizony nem olcsó mulatság fém vértek esetén.</text:p>
      <text:p text:style-name="P50">Az elszenvedett csapások alapján a KM meghatároz egy <text:span text:style-name="T6">az egész vértre</text:span> vonatkoztatott sérülés százalékot (<text:span text:style-name="T6">Sérülés jellemző</text:span>). A javítás a vért teljes árának annyi százaléka, amennyi a Sérülés értéke.</text:p>
      <text:p text:style-name="P50">Ha megsérül a vért, az bizony előbb-utóbb akadályozni fog a mozgásban.</text:p>
      <text:p text:style-name="P51"><text:span text:style-name="T16">Opcionális szabály</text:span>: az <text:span text:style-name="T6">MGT</text:span> az eredetihez képest annyi százalékkal nő, amennyi a vért Sérülés jellemzője.</text:p>
      <text:h text:style-name="P68" text:outline-level="3">Páncél tagok és a védett terület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848110253952">
          <table:table-cell table:style-name="Table1.A1" office:value-type="string">
            <text:p text:style-name="P18">Páncél tag</text:p>
          </table:table-cell>
          <table:table-cell table:style-name="Table1.A1" office:value-type="string">
            <text:p text:style-name="P24">Véd</text:p>
          </table:table-cell>
          <table:table-cell table:style-name="Table1.C1" office:value-type="string">
            <text:p text:style-name="P24">Tulajdonságok, védett helyek</text:p>
          </table:table-cell>
        </table:table-row>
        <table:table-row table:style-name="TableLine1848110255680">
          <table:table-cell table:style-name="Table1.A4" office:value-type="string">
            <text:p text:style-name="P19">Mellvért</text:p>
          </table:table-cell>
          <table:table-cell table:style-name="Table1.B4" office:value-type="string">
            <text:p text:style-name="P22">50%</text:p>
          </table:table-cell>
          <table:table-cell table:style-name="Table1.C4" office:value-type="string">
            <text:p text:style-name="P21">Csak a torzót védi elöl, hátul, oldalt.</text:p>
          </table:table-cell>
        </table:table-row>
        <table:table-row table:style-name="TableLine1848110249056">
          <table:table-cell table:style-name="Table1.A4" office:value-type="string">
            <text:p text:style-name="P19"><text:s text:c="2"/>+ Sisak</text:p>
          </table:table-cell>
          <table:table-cell table:style-name="Table1.B4" office:value-type="string">
            <text:p text:style-name="P22">+10%</text:p>
          </table:table-cell>
          <table:table-cell table:style-name="Table1.C4" office:value-type="string">
            <text:p text:style-name="P21">A fejet védi</text:p>
          </table:table-cell>
        </table:table-row>
        <table:table-row table:style-name="TableLine1848110242720">
          <table:table-cell table:style-name="Table1.A4" office:value-type="string">
            <text:p text:style-name="P20">Felkarok / alkarok /</text:p>
            <text:p text:style-name="P20">combok / lábszárak</text:p>
          </table:table-cell>
          <table:table-cell table:style-name="Table1.B4" office:value-type="string">
            <text:p text:style-name="P22">+10%*</text:p>
          </table:table-cell>
          <table:table-cell table:style-name="Table1.C4" office:value-type="string">
            <text:p text:style-name="P21">Tagonként értendő a +10%.</text:p>
          </table:table-cell>
        </table:table-row>
      </table:table>
      <text:h text:style-name="P69" text:outline-level="3">Páncéldobás </text:h>
      <text:p text:style-name="P48">Az áldozat dobja k10-el ellenfele sebzésdobása után (közben). Tulajdonképpen egy egyszerűsített százalékdobás, hogy a csapás páncéllal fedett területet talált-e el. Minden páncél X %-ban védi a testet. X-et a fenti táblázatból lehet kiszámolni.</text:p>
      <text:p text:style-name="P48">Például: torzót, felkart és alkart védő páncél a test 70%-át védi (50+10+10). Így k10-en az 1-7-es dobás esetén véd a páncél, 7-10-es esetén nem, mert a csapás fedetlen részt talált el.</text:p>
      <text:h text:style-name="P66" text:outline-level="3">Vértviselet fortély</text:h>
      <text:p text:style-name="P2">Ennek a fortélynak az ismerete csökkenti az MGT okozta levonások hatását.</text:p>
      <text:p text:style-name="P2"><text:span text:style-name="T6">1.fok:</text:span> -15 MGT</text:p>
      <text:p text:style-name="P2"><text:span text:style-name="T6">2.fok:</text:span> -30 MGT</text:p>
      <text:p text:style-name="P2"><text:span text:style-name="T6">3.fok:</text:span> -<text:span text:style-name="T21">3</text:span>5 MGT</text:p>
      <text:list xml:id="list604522989" text:style-name="L4">
        <text:list-item>
          <text:p text:style-name="P80">Mellvértnél: +5 VÉ</text:p>
        </text:list-item>
        <text:list-item>
          <text:p text:style-name="P80">Full vértnél: +10 VÉ</text:p>
        </text:list-item>
      </text:list>
      <text:p text:style-name="P46">A Tulajdonság- és Képzettségpróbáknál is csökkenjen a büntetés? </text:p>
      <text:p text:style-name="P2"/>
      <text:h text:style-name="P70" text:outline-level="3">Páncél Ára</text:h>
      <text:p text:style-name="P50">A páncél teljes árát a következőképpen kaphatjuk meg: </text:p>
      <text:p text:style-name="P60">Teljes ár = (Mellvért ár) + (Csatolt tagok ára)</text:p>
      <text:p text:style-name="P50"><text:span text:style-name="T6">Mellvért ár</text:span> <text:s/>= (mellvért alapára <text:s/><text:span text:style-name="T6">x</text:span> <text:s/>kidolgozottság-szorzó <text:s/><text:span text:style-name="T6">x </text:span><text:s/>anyag-szorzó)</text:p>
      <text:list xml:id="list2318291019" text:style-name="L5">
        <text:list-item>
          <text:p text:style-name="P81">a mellvért-darab árát az SFÉ táblázatban találjuk (%). Anyagminőségtől is függ.</text:p>
        </text:list-item>
        <text:list-item>
          <text:p text:style-name="P81">a kidolgozottságból adódó szorzót az előző táblázat tartalmazza. Ha jobb a kidolgozottság, drágább a páncél – ez érthető.</text:p>
        </text:list-item>
        <text:list-item>
          <text:p text:style-name="P81">Ha fém vértről beszélünk és a vért nem hagyományosan acélból készült, akkor a „Fém vértek alapanyagai” táblázatban található <text:span text:style-name="T6">anyag-szorzó</text:span> értéket is be kell vonni. (az Acél szorzója: 1) Pl. abbitacél esetén az értéket 10-el kell szorozni.</text:p>
        </text:list-item>
      </text:list>
      <text:p text:style-name="P60">Csatolt tagok ára</text:p>
      <text:p text:style-name="P50">A plusz csatolt tagok egyenként a mellvért-darab 1/5-ét érik, azaz egy teljes vért a mellvért-darab árának pont a kétszerese. <text:s text:c="2"/><text:span text:style-name="T6">Csatolt tagok ára = 1/5 <text:s/>x (Mellvért ár) x (Csatolt tagok db)</text:span></text:p>
      <text:p text:style-name="P27">(a „Csatolt tagok db”-ba itt nem számít bele a Mellvért-darab!)</text:p>
      <text:h text:style-name="P74" text:outline-level="4">Miért százalék érték az „Ár”?</text:h>
      <text:p text:style-name="P50">Az SFÉ táblázatban nem véletlenül <text:span text:style-name="T15">százalék</text:span> értékek szerepelnek arany, vagy más fizetőeszköz helyett. Ennek oka az, hogy tájegységtől függően más-más a vértek ára. Itt csak az egyes típusok közötti ár-arányt adtuk meg. Természetesen ebbe is bele lehet kötni, hogy pl. egy adott országban nem pont ezek az arányok, de ennyire részletes bontásba véleményünk szerint értelmetlen belemenni – felesleges bonyolítás lenne.</text:p>
      <text:p text:style-name="P50"/>
      <text:h text:style-name="P70" text:outline-level="3">Példa egy páncél leírására</text:h>
      <text:p text:style-name="P50">JK: „Milyen a páncélja?”</text:p>
      <text:p text:style-name="P50">KM: „Ez egy Sodrony páncél. Anyaga acél, anyagminősége (-1)-es (SFÉ-re), kidolgozottsága Gyenge. Három tagot látsz: mellvért-darabot, felkar-tagot, alkar-tagot. Méretben passzol rád, nem kapsz <text:span text:style-name="T37">extra </text:span>büntetést.”</text:p>
      <text:h text:style-name="P71" text:outline-level="3">Példa átlagos páncélra</text:h>
      <text:p text:style-name="P41">MGT</text:p>
      <text:p text:style-name="P42"><text:span text:style-name="T2">→ </text:span>Sodronying, gyenge kidolgozottságú (nem az alapanyag, az elkészítés gyenge!)</text:p>
      <text:p text:style-name="P42"><text:span text:style-name="T2">→ </text:span>Védett terület: mellkas, felkar, alkarok, combok (összesen: 4 tag).</text:p>
      <text:p text:style-name="P42"><text:span text:style-name="T2">→ </text:span>Alap MGT: 15 (Sodrony)</text:p>
      <text:p text:style-name="P42"><text:span text:style-name="T2">→ </text:span>Nem merev, fém (II.kat) / Gyenge munka <text:s/><text:bookmark-start text:name="DDE_LINK1"/><text:span text:style-name="T2">→</text:span><text:bookmark-end text:name="DDE_LINK1"/><text:span text:style-name="T19"> </text:span><text:s/>+3 MGT / tag <text:s text:c="2"/>(Kidolgozottság)</text:p>
      <text:p text:style-name="P42"><text:span text:style-name="T2">→ </text:span>Karakter Erő tulajdonsága legyen: +2 <text:s/><text:span text:style-name="T2">→ </text:span>(2 x 2 = 4 jön le)</text:p>
      <text:p text:style-name="P42">Összesen tehát: 15 + (4 x 3) <text:s/>- (2 x 2) = 23 MGT</text:p>
      <text:p text:style-name="P43">SFÉ</text:p>
      <text:p text:style-name="P42"><text:span text:style-name="T2">→ </text:span>Alapanyag minősége átlagos (nincs SFÉ módosulás)</text:p>
      <text:p text:style-name="P44"><text:span text:style-name="T2">→</text:span> Acélból van: (nincs SFÉ módosulás)</text:p>
      <text:p text:style-name="P42"><text:span text:style-name="T3">→ </text:span><text:span text:style-name="T20">Alap SFÉ: 12 / 9 / 4</text:span></text:p>
      <text:p text:style-name="P42"><text:span text:style-name="T2">→</text:span> Összesen: 12 / 9 / 4 SFÉ</text:p>
      <text:p text:style-name="P43">Ár</text:p>
      <text:p text:style-name="P42"><text:span text:style-name="T2">→ </text:span>Alap: 100% (sodrony, átlagos anyag), de a kidolgozottság „gyenge” (0,5x) <text:s/><text:span text:style-name="T2">→</text:span> Mellvért ár : 50% <text:s/></text:p>
      <text:p text:style-name="P42"><text:span text:style-name="T2">→ </text:span>Így 1db tag ára: (50/ 5) = 10%</text:p>
      <text:p text:style-name="P37"><text:span text:style-name="T4">→ </text:span><text:span text:style-name="T26">Végleges ár: <text:s/>50% + (3 x 10%) = 80 % <text:s text:c="2"/>, </text:span><text:span text:style-name="T27">azaz egy átlagos acél mellvért darab 80%-ába kerül a fenti teljes páncél-kombó. </text:span>(csak 3 taggal szoroztunk, mert a mellvért-darabot már beleszámoltuk!)</text:p>
      <text:h text:style-name="P71" text:outline-level="3">Példa egy vértre, amiben a lehető legnehezebb mozogni...</text:h>
      <text:p text:style-name="P38">… és még az anyagminősége is a legvacakabb.</text:p>
      <text:p text:style-name="P41">MGT</text:p>
      <text:p text:style-name="P39"><text:span text:style-name="T2">→ L</text:span>emezvért, pocsék kidolgozottságú, anyaga: bronz</text:p>
      <text:p text:style-name="P39"><text:span text:style-name="T2">→ </text:span>Alap MGT: 18 (lemez) + 6 (bronz)</text:p>
      <text:p text:style-name="P39"><text:span text:style-name="T2">→ </text:span>Merev, fém (III.kat) / Pocsék munka <text:bookmark-start text:name="DDE_LINK11"/><text:span text:style-name="T2">→</text:span><text:bookmark-end text:name="DDE_LINK11"/><text:span text:style-name="T19"> </text:span><text:s/>+5 MGT / tag <text:s text:c="2"/>(<text:span text:style-name="T15">Kidolgozottság</text:span>)</text:p>
      <text:p text:style-name="P39"><text:span text:style-name="T2">→ </text:span>Védett terület: mellkas, felkar, alkarok, combok, lábszárak, fej (összesen: 6 tag).</text:p>
      <text:p text:style-name="P39"><text:span text:style-name="T2">→ </text:span>Karakter Erő tulajdonsága legyen: +1 <text:s/><text:span text:style-name="T2">→ </text:span>(2 x 1 = 2 jön le)</text:p>
      <text:p text:style-name="P39">Összesen tehát: 18 + 6 + (6 x 5) – (2 x 1) = 52 MGT</text:p>
      <text:p text:style-name="P41">SFÉ</text:p>
      <text:p text:style-name="P45"><text:span text:style-name="T2">→ </text:span>Alapanyag minősége: leggyengébb (-2 SFÉ)</text:p>
      <text:p text:style-name="P45"><text:span text:style-name="T2">→</text:span> Bronzból van: (-3 SFÉ) <text:s/>= -5 SFÉ</text:p>
      <text:p text:style-name="P39"><text:span text:style-name="T3">→ </text:span><text:span text:style-name="T20">Alap SFÉ: 12 / 14 / 9</text:span></text:p>
      <text:p text:style-name="P39"><text:span text:style-name="T2">→</text:span> Összesen: 7 / 9 / 4 SFÉ</text:p>
      <text:p text:style-name="P41">Ár</text:p>
      <text:p text:style-name="P39"><text:span text:style-name="T2">→ </text:span>Alap: 70% (lemez, vacak anyag), a kidolgozottság is „vacak” (0,1x) <text:s/>és bronzból van: (0,5x)</text:p>
      <text:p text:style-name="P39"><text:soft-page-break/><text:s text:c="4"/><text:span text:style-name="T2">→ </text:span>Mellvért ár: 70% x 0,1 x 0,5 = 3,5% </text:p>
      <text:p text:style-name="P39"><text:span text:style-name="T2">→ </text:span>Így 1db tag ára: (3,5% / 5) = 0,7 %</text:p>
      <text:p text:style-name="P52"><text:span text:style-name="T5">→ </text:span><text:span text:style-name="T28">Végleges ár: <text:s/>3,5% + (5 x 0,7%) = <text:s/>7 % <text:s text:c="2"/>, </text:span><text:span text:style-name="T29">azaz egy átlagos acél mellvért darab 80%-ába kerül a fenti teljes </text:span><text:span text:style-name="T30">gyatra </text:span><text:span text:style-name="T29">páncél-kombó. <text:s/></text:span><text:span text:style-name="T28">(csak 5 taggal szoroztunk mert a mellvért-darabot már beleszámoltuk!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erylium" svg:font-family="Berylium" style:font-adornments="Félkövér" style:font-pitch="variable"/>
    <style:font-face style:name="Berylium1" svg:font-family="Berylium" style:font-adornments="Félkövér dőlt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Google Sans" svg:font-family="'Google Sans', arial, sans-serif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2835in" fo:margin-bottom="0.2008in" style:contextual-spacing="false" style:page-number="auto" fo:break-before="page" fo:background-color="transparent" style:shadow="#808080 0.0709in 0.0709in">
        <style:tab-stops/>
      </style:paragraph-properties>
      <style:text-properties style:font-name="Berylium1" fo:font-family="Berylium" style:font-style-name="Félkövér dőlt" style:font-pitch="variable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236in 0.0236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09-11T01:19:07</meta:creation-date>
    <dc:date>2023-12-04T11:42:31.402000000</dc:date>
    <meta:editing-duration>PT1H40M46S</meta:editing-duration>
    <meta:editing-cycles>28</meta:editing-cycles>
    <meta:generator>LibreOffice/7.3.2.2$Windows_X86_64 LibreOffice_project/49f2b1bff42cfccbd8f788c8dc32c1c309559be0</meta:generator>
    <meta:document-statistic meta:table-count="9" meta:image-count="0" meta:object-count="0" meta:page-count="9" meta:paragraph-count="280" meta:word-count="1804" meta:character-count="11394" meta:non-whitespace-character-count="9826"/>
  </office:meta>
</office:document-meta>
</file>